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co24" style:family="table-column">
      <style:table-column-properties fo:break-before="auto" style:column-width="2.258cm"/>
    </style:style>
    <style:style style:name="co2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data-style-name="N1">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ext-properties style:text-position="" style:text-underline-style="non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data-style-name="N1"/>
    <style:style style:name="ce8"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number-columns-repeated="24"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number-columns-repeated="22"/>
        </table:table-row>
        <table:table-row table:style-name="ro1">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24"/>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office:value-type="string">
            <text:p>LT</text:p>
          </table:table-cell>
          <table:table-cell office:value-type="float" office:value="1900">
            <text:p>1900</text:p>
          </table:table-cell>
          <table:table-cell office:value-type="float" office:value="222.31">
            <text:p>222.31</text:p>
          </table:table-cell>
          <table:table-cell office:value-type="float" office:value="225">
            <text:p>225.00</text:p>
          </table:table-cell>
          <table:table-cell office:value-type="float" office:value="200">
            <text:p>200.00</text:p>
          </table:table-cell>
          <table:table-cell office:value-type="float" office:value="345.01">
            <text:p>345.01</text:p>
          </table:table-cell>
          <table:table-cell office:value-type="float" office:value="321.179">
            <text:p>321.18</text:p>
          </table:table-cell>
          <table:table-cell office:value-type="float" office:value="1900">
            <text:p>1900</text:p>
          </table:table-cell>
          <table:table-cell office:value-type="float" office:value="231.88">
            <text:p>231.88</text:p>
          </table:table-cell>
          <table:table-cell office:value-type="float" office:value="234.1">
            <text:p>234.10</text:p>
          </table:table-cell>
          <table:table-cell office:value-type="float" office:value="250.33">
            <text:p>250.33</text:p>
          </table:table-cell>
          <table:table-cell office:value-type="float" office:value="359.1">
            <text:p>359.10</text:p>
          </table:table-cell>
          <table:table-cell office:value-type="float" office:value="355.95">
            <text:p>355.95</text:p>
          </table:table-cell>
          <table:table-cell table:style-name="Default" office:value-type="float" office:value="1300">
            <text:p>1300</text:p>
          </table:table-cell>
          <table:table-cell office:value-type="float" office:value="157.24">
            <text:p>157.24</text:p>
          </table:table-cell>
          <table:table-cell office:value-type="float" office:value="299">
            <text:p>299.00</text:p>
          </table:table-cell>
          <table:table-cell office:value-type="float" office:value="281.42">
            <text:p>281.42</text:p>
          </table:table-cell>
          <table:table-cell office:value-type="float" office:value="402.12">
            <text:p>402.12</text:p>
          </table:table-cell>
          <table:table-cell office:value-type="float" office:value="330.41">
            <text:p>330.41</text:p>
          </table:table-cell>
          <table:table-cell table:style-name="ce3" table:formula="of:=[.B28]+[.H28]+[.N28]" office:value-type="float" office:value="5100">
            <text:p>5100</text:p>
          </table:table-cell>
          <table:table-cell table:style-name="ce4" table:formula="of:=[.C28]+[.I28]+[.O28]" office:value-type="float" office:value="611.43">
            <text:p>611.43</text:p>
          </table:table-cell>
          <table:table-cell table:style-name="ce4" table:formula="of:=AVERAGE([.D28];[.J28];[.P28])" office:value-type="float" office:value="252.7">
            <text:p>252.70</text:p>
          </table:table-cell>
          <table:table-cell table:style-name="ce4" table:formula="of:=AVERAGE([.E28];[.K28];[.Q28])" office:value-type="float" office:value="243.916666666667">
            <text:p>243.92</text:p>
          </table:table-cell>
          <table:table-cell table:style-name="ce4" table:formula="of:=AVERAGE([.F28];[.L28];[.R28])" office:value-type="float" office:value="368.743333333333">
            <text:p>368.74</text:p>
          </table:table-cell>
          <table:table-cell table:style-name="ce4" table:formula="of:=AVERAGE([.G28];[.M28];[.S28])" office:value-type="float" office:value="335.846333333333">
            <text:p>335.85</text:p>
          </table:table-cell>
          <table:table-cell table:style-name="ce3" table:formula="of:=[.B28]" office:value-type="float" office:value="1900">
            <text:p>1900</text:p>
          </table:table-cell>
          <table:table-cell table:style-name="ce3" table:formula="of:=[.H28]" office:value-type="float" office:value="1900">
            <text:p>1900</text:p>
          </table:table-cell>
          <table:table-cell table:formula="of:=[.N28]" office:value-type="float" office:value="1300">
            <text:p>1300</text:p>
          </table:table-cell>
          <table:table-cell table:number-columns-repeated="21"/>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6"/>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30"/>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30"/>
        </table:table-row>
        <table:table-row table:style-name="ro1">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30"/>
        </table:table-row>
        <table:table-row table:style-name="ro1">
          <table:table-cell table:number-columns-repeated="2"/>
          <table:table-cell table:style-name="Default" table:number-columns-repeated="5"/>
          <table:table-cell/>
          <table:table-cell table:style-name="Default" table:number-columns-repeated="5"/>
          <table:table-cell table:number-columns-repeated="4"/>
          <table:table-cell table:style-name="Default" table:number-columns-repeated="2"/>
          <table:table-cell table:number-columns-repeated="30"/>
        </table:table-row>
        <table:table-row table:style-name="ro1" table:number-rows-repeated="4">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number-columns-repeated="13"/>
          <table:table-cell table:style-name="Default"/>
          <table:table-cell table:number-columns-repeated="3"/>
          <table:table-cell table:style-name="Default" table:number-columns-repeated="2"/>
          <table:table-cell/>
          <table:table-cell table:style-name="ce4" table:number-columns-repeated="5"/>
          <table:table-cell table:number-columns-repeated="24"/>
        </table:table-row>
        <table:table-row table:style-name="ro1" table:number-rows-repeated="2">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3"/>
          <table:table-cell table:number-columns-repeated="5"/>
          <table:table-cell table:style-name="ce3"/>
          <table:table-cell table:number-columns-repeated="11"/>
          <table:table-cell table:style-name="ce3" table:number-columns-repeated="6"/>
          <table:table-cell table:number-columns-repeated="24"/>
        </table:table-row>
      </table:table>
      <table:table table:name="gráficos - jboss" table:style-name="ta1">
        <table:shapes>
          <draw:frame draw:z-index="0" draw:style-name="gr1" svg:width="29.016cm" svg:height="18.619cm" svg:x="0.001cm" svg:y="0.45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1.042cm" svg:height="13.045cm" svg:x="0.001cm" svg:y="19.66cm">
            <draw:object draw:notify-on-update-of-ranges="'resultados - jboss'.T18:'resultados - jboss'.T18 'resultados - jboss'.T19:'resultados - jboss'.T28 'resultados - jboss'.U18:'resultados - jboss'.U18 'resultados - jboss'.U19:'resultados - jboss'.U28 'resultados - jboss'.T18:'resultados - jboss'.T18 'resultados - jboss'.T19:'resultados - jboss'.T28 'resultados - jboss'.V18:'resultados - jboss'.V18 'resultados - jboss'.V19:'resultados - jboss'.V28 'resultados - jboss'.T18:'resultados - jboss'.T18 'resultados - jboss'.T19:'resultados - jboss'.T28 'resultados - jboss'.W18:'resultados - jboss'.W18 'resultados - jboss'.W19:'resultados - jboss'.W28 'resultados - jboss'.T18:'resultados - jboss'.T18 'resultados - jboss'.T19:'resultados - jboss'.T28 'resultados - jboss'.X18:'resultados - jboss'.X18 'resultados - jboss'.X19:'resultados - jboss'.X28 'resultados - jboss'.T18:'resultados - jboss'.T18 'resultados - jboss'.T19:'resultados - jboss'.T28 'resultados - jboss'.Y18:'resultados - jboss'.Y18 'resultados - jboss'.Y19:'resultados - jboss'.Y28" xlink:href="./Object 2" xlink:type="simple" xlink:show="embed" xlink:actuate="onLoad"/>
            <draw:image xlink:href="./ObjectReplacements/Object 2" xlink:type="simple" xlink:show="embed" xlink:actuate="onLoad"/>
          </draw:frame>
          <draw:frame draw:z-index="2" draw:style-name="gr1" svg:width="30.294cm" svg:height="14.085cm" svg:x="0.001cm" svg:y="33.32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0.656cm" svg:height="12.324cm" svg:x="0.096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21.155cm" svg:height="10.722cm" svg:x="33.272cm" svg:y="0cm">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20.9cm" svg:height="11.337cm" svg:x="59.531cm" svg:y="0.1cm">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20.333cm" svg:height="12.879cm" svg:x="33.584cm" svg:y="23.41cm">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7" draw:style-name="gr1" svg:width="21.428cm" svg:height="12.324cm" svg:x="33.509cm" svg:y="38.939cm">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8" draw:style-name="gr1" svg:width="21.28cm" svg:height="10.536cm" svg:x="59.245cm" svg:y="26.082cm">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9" draw:style-name="gr1" svg:width="22.838cm" svg:height="11.197cm" svg:x="59.033cm" svg:y="39.338cm">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draw:frame draw:z-index="10" draw:style-name="gr1" svg:width="21.15cm" svg:height="11.246cm" svg:x="33.311cm" svg:y="11.383cm">
            <draw:object draw:notify-on-update-of-ranges="'resultados - jboss'.T19:'resultados - jboss'.T28 'resultados - jboss'.V18:'resultados - jboss'.V18 'resultados - jboss'.V19:'resultados - jboss'.V28 'resultados - jboss'.T19:'resultados - jboss'.T28 'resultados - jboss'.W18:'resultados - jboss'.W18 'resultados - jboss'.W19:'resultados - jboss'.W28 'resultados - jboss'.T19:'resultados - jboss'.T28 'resultados - jboss'.X18:'resultados - jboss'.X18 'resultados - jboss'.X19:'resultados - jboss'.X28 'resultados - jboss'.T19:'resultados - jboss'.T28 'resultados - jboss'.Y18:'resultados - jboss'.Y18 'resultados - jboss'.Y19:'resultados - jboss'.Y28" xlink:href="./Object 19" xlink:type="simple" xlink:show="embed" xlink:actuate="onLoad"/>
            <draw:image xlink:href="./ObjectReplacements/Object 19" xlink:type="simple" xlink:show="embed" xlink:actuate="onLoad"/>
          </draw:frame>
          <draw:frame draw:z-index="11" draw:style-name="gr1" svg:width="21.15cm" svg:height="11.246cm" svg:x="59.317cm" svg:y="12.897cm">
            <draw:object draw:notify-on-update-of-ranges="'resultados - jboss'.T19:'resultados - jboss'.T28 'resultados - jboss'.U18:'resultados - jboss'.U18 'resultados - jboss'.U19:'resultados - jboss'.U28" xlink:href="./Object 22" xlink:type="simple" xlink:show="embed" xlink:actuate="onLoad"/>
            <draw:image xlink:href="./ObjectReplacements/Object 22" xlink:type="simple" xlink:show="embed" xlink:actuate="onLoad"/>
          </draw:frame>
        </table:shapes>
        <table:table-column table:style-name="co24" table:default-cell-style-name="Default"/>
        <table:table-row table:style-name="ro3">
          <table:table-cell/>
        </table:table-row>
      </table:table>
      <table:table table:name="resultados - terracotta" table:style-name="ta1">
        <table:table-column table:style-name="co24" table:default-cell-style-name="ce1"/>
        <table:table-column table:style-name="co24" table:default-cell-style-name="ce3"/>
        <table:table-column table:style-name="co24" table:number-columns-repeated="11" table:default-cell-style-name="ce4"/>
        <table:table-column table:style-name="co24" table:default-cell-style-name="ce3"/>
        <table:table-column table:style-name="co24" table:number-columns-repeated="5" table:default-cell-style-name="ce4"/>
        <table:table-column table:style-name="co2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3" table:formula="of:=[.B24]+[.H24]+[.N24]" office:value-type="float" office:value="5100">
            <text:p>5100</text:p>
          </table:table-cell>
          <table:table-cell table:style-name="ce4" table:formula="of:=[.C24]+[.I24]+[.O24]" office:value-type="float" office:value="598.796309555378">
            <text:p>598.80</text:p>
          </table:table-cell>
          <table:table-cell table:style-name="ce4" table:formula="of:=AVERAGE([.D24];[.J24];[.P24])" office:value-type="float" office:value="88.6666666666667">
            <text:p>88.67</text:p>
          </table:table-cell>
          <table:table-cell table:style-name="ce4" table:formula="of:=AVERAGE([.E24];[.K24];[.Q24])" office:value-type="float" office:value="268.208333333333">
            <text:p>268.21</text:p>
          </table:table-cell>
          <table:table-cell table:style-name="ce4" table:formula="of:=AVERAGE([.F24];[.L24];[.R24])" office:value-type="float" office:value="1092.89400512937">
            <text:p>1,092.89</text:p>
          </table:table-cell>
          <table:table-cell table:style-name="ce4" table:formula="of:=AVERAGE([.G24];[.M24];[.S24])" office:value-type="float" office:value="1644.81156699967">
            <text:p>1,644.81</text:p>
          </table:table-cell>
          <table:table-cell table:style-name="ce3" table:formula="of:=[.B24]" office:value-type="float" office:value="1900">
            <text:p>1900</text:p>
          </table:table-cell>
          <table:table-cell table:style-name="ce3" table:formula="of:=[.H24]" office:value-type="float" office:value="1900">
            <text:p>1900</text:p>
          </table:table-cell>
          <table:table-cell table:formula="of:=[.N24]" office:value-type="float" office:value="1300">
            <text:p>13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3"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3"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3" table:formula="of:=[.B30]" office:value-type="float" office:value="500">
            <text:p>500</text:p>
          </table:table-cell>
          <table:table-cell table:style-name="ce3" table:formula="of:=[.F30]" office:value-type="float" office:value="500">
            <text:p>500</text:p>
          </table:table-cell>
          <table:table-cell table:formula="of:=[.J30]"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3"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3"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3" table:formula="of:=[.B31]" office:value-type="float" office:value="600">
            <text:p>600</text:p>
          </table:table-cell>
          <table:table-cell table:style-name="ce3" table:formula="of:=[.F31]" office:value-type="float" office:value="600">
            <text:p>600</text:p>
          </table:table-cell>
          <table:table-cell table:formula="of:=[.J31]"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3"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3"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3" table:formula="of:=[.B32]" office:value-type="float" office:value="800">
            <text:p>800</text:p>
          </table:table-cell>
          <table:table-cell table:style-name="ce3" table:formula="of:=[.F32]" office:value-type="float" office:value="800">
            <text:p>800</text:p>
          </table:table-cell>
          <table:table-cell table:formula="of:=[.J32]"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3"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3"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3" table:formula="of:=[.B33]" office:value-type="float" office:value="1000">
            <text:p>1000</text:p>
          </table:table-cell>
          <table:table-cell table:style-name="ce3" table:formula="of:=[.F33]" office:value-type="float" office:value="1000">
            <text:p>1000</text:p>
          </table:table-cell>
          <table:table-cell table:formula="of:=[.J33]"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3"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3"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3" table:formula="of:=[.B34]" office:value-type="float" office:value="1200">
            <text:p>1200</text:p>
          </table:table-cell>
          <table:table-cell table:style-name="ce3" table:formula="of:=[.F34]" office:value-type="float" office:value="1200">
            <text:p>1200</text:p>
          </table:table-cell>
          <table:table-cell table:formula="of:=[.J34]"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3"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3"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3" table:formula="of:=[.B35]" office:value-type="float" office:value="1400">
            <text:p>1400</text:p>
          </table:table-cell>
          <table:table-cell table:style-name="ce3" table:formula="of:=[.F35]" office:value-type="float" office:value="1400">
            <text:p>1400</text:p>
          </table:table-cell>
          <table:table-cell table:formula="of:=[.J35]"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3"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3"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3" table:formula="of:=[.B36]" office:value-type="float" office:value="1600">
            <text:p>1600</text:p>
          </table:table-cell>
          <table:table-cell table:style-name="ce3" table:formula="of:=[.F36]" office:value-type="float" office:value="1600">
            <text:p>1600</text:p>
          </table:table-cell>
          <table:table-cell table:formula="of:=[.J36]" office:value-type="float" office:value="1600">
            <text:p>1600</text:p>
          </table:table-cell>
          <table:table-cell table:number-columns-repeated="8"/>
        </table:table-row>
        <table:table-row table:style-name="ro1">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3"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3"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3" table:formula="of:=[.B37]" office:value-type="float" office:value="1800">
            <text:p>1800</text:p>
          </table:table-cell>
          <table:table-cell table:style-name="ce3" table:formula="of:=[.F37]" office:value-type="float" office:value="1800">
            <text:p>1800</text:p>
          </table:table-cell>
          <table:table-cell table:formula="of:=[.J37]" office:value-type="float" office:value="1800">
            <text:p>1800</text:p>
          </table:table-cell>
          <table:table-cell table:number-columns-repeated="8"/>
        </table:table-row>
        <table:table-row table:style-name="ro1">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3" table:formula="of:=[.B38]" office:value-type="float" office:value="2000">
            <text:p>2000</text:p>
          </table:table-cell>
          <table:table-cell table:style-name="ce3" table:formula="of:=[.F38]" office:value-type="float" office:value="2000">
            <text:p>2000</text:p>
          </table:table-cell>
          <table:table-cell table:formula="of:=[.J38]" office:value-type="float" office:value="2000">
            <text:p>2000</text:p>
          </table:table-cell>
          <table:table-cell table:number-columns-repeated="8"/>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3" table:formula="of:=[.B44]" office:value-type="float" office:value="300">
            <text:p>300</text:p>
          </table:table-cell>
          <table:table-cell table:style-name="ce3" table:formula="of:=[.F44]" office:value-type="float" office:value="300">
            <text:p>300</text:p>
          </table:table-cell>
          <table:table-cell table:formula="of:=[.J44]"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3" table:formula="of:=[.B45]" office:value-type="float" office:value="850">
            <text:p>850</text:p>
          </table:table-cell>
          <table:table-cell table:style-name="ce3" table:formula="of:=[.F45]" office:value-type="float" office:value="850">
            <text:p>85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3" table:formula="of:=[.B46]" office:value-type="float" office:value="1000">
            <text:p>1000</text:p>
          </table:table-cell>
          <table:table-cell table:style-name="ce3" table:formula="of:=[.F46]" office:value-type="float" office:value="1000">
            <text:p>1000</text:p>
          </table:table-cell>
          <table:table-cell table:formula="of:=[.J46]"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3" table:formula="of:=[.B47]" office:value-type="float" office:value="1100">
            <text:p>1100</text:p>
          </table:table-cell>
          <table:table-cell table:style-name="ce3" table:formula="of:=[.F47]" office:value-type="float" office:value="1100">
            <text:p>1100</text:p>
          </table:table-cell>
          <table:table-cell table:formula="of:=[.J47]"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3" table:formula="of:=[.B48]" office:value-type="float" office:value="1000">
            <text:p>1000</text:p>
          </table:table-cell>
          <table:table-cell table:style-name="ce3" table:formula="of:=[.F48]" office:value-type="float" office:value="1000">
            <text:p>1000</text:p>
          </table:table-cell>
          <table:table-cell table:formula="of:=[.J48]"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3" table:formula="of:=[.B49]" office:value-type="float" office:value="1200">
            <text:p>1200</text:p>
          </table:table-cell>
          <table:table-cell table:style-name="ce3" table:formula="of:=[.F49]" office:value-type="float" office:value="1200">
            <text:p>1200</text:p>
          </table:table-cell>
          <table:table-cell table:formula="of:=[.J49]"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3" table:formula="of:=[.B50]" office:value-type="float" office:value="1400">
            <text:p>1400</text:p>
          </table:table-cell>
          <table:table-cell table:style-name="ce3"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32.048cm" svg:height="20.435cm" svg:x="0.001cm" svg:y="61.042cm">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31.79cm" svg:height="20.738cm" svg:x="0.001cm" svg:y="39.699cm">
            <draw:object draw:notify-on-update-of-ranges="'resultados - terracotta'.N30:'resultados - terracotta'.N38 'resultados - terracotta'.O29:'resultados - terracotta'.O29 'resultados - terracotta'.O30:'resultados - terracotta'.O38 '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20.884cm" svg:height="11.643cm" svg:x="34.006cm" svg:y="0cm">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18.203cm" svg:height="11.052cm" svg:x="34.147cm" svg:y="12.491cm">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20.317cm" svg:height="12.146cm" svg:x="34.003cm" svg:y="37.789cm">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20.05cm" svg:height="12.018cm" svg:x="34.003cm" svg:y="24.571cm">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19.895cm" svg:height="10.681cm" svg:x="61.1cm" svg:y="0cm">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19.742cm" svg:height="11.369cm" svg:x="61.1cm" svg:y="11.954cm">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19.376cm" svg:height="11.166cm" svg:x="61.479cm" svg:y="38.619cm">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19.787cm" svg:height="12.039cm" svg:x="61.05cm" svg:y="24.825cm">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3">
          <table:table-cell/>
        </table:table-row>
      </table:table>
      <table:table table:name="graficos - unificado" table:style-name="ta1">
        <table:shapes>
          <draw:frame draw:z-index="0" draw:style-name="gr1" svg:width="22.522cm" svg:height="14.201cm" svg:x="0cm" svg:y="14.294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22.522cm" svg:height="14.286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24.724cm" svg:height="14.444cm" svg:x="0cm" svg:y="28.445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22.633cm" svg:height="14.484cm" svg:x="0cm" svg:y="42.771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22.744cm" svg:height="14.181cm" svg:x="22.467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22.717cm" svg:height="14.301cm" svg:x="22.438cm" svg:y="14.141cm">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23.525cm" svg:height="14.191cm" svg:x="21.631cm" svg:y="42.852cm">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20.71cm" svg:height="14.525cm" svg:x="24.445cm" svg:y="28.337cm">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4" table:default-cell-style-name="Default"/>
        <table:table-row table:style-name="ro3">
          <table:table-cell/>
        </table:table-row>
      </table:table>
      <table:table table:name="comparativas" table:style-name="ta1">
        <table:shapes>
          <draw:frame draw:z-index="0" draw:style-name="gr1" svg:width="22.41cm" svg:height="11.592cm" svg:x="12.9cm" svg:y="0cm">
            <draw:object draw:notify-on-update-of-ranges="comparativas.A2:comparativas.A11 comparativas.B1:comparativas.B1 comparativas.B2:comparativas.B11 comparativas.C1:comparativas.C1 comparativas.C2:comparativas.C11" xlink:href="./Object 33" xlink:type="simple" xlink:show="embed" xlink:actuate="onLoad"/>
            <draw:image xlink:href="./ObjectReplacements/Object 33" xlink:type="simple" xlink:show="embed" xlink:actuate="onLoad"/>
          </draw:frame>
          <draw:frame draw:z-index="1" draw:style-name="gr1" svg:width="22.566cm" svg:height="11.75cm" svg:x="12.824cm" svg:y="11.792cm">
            <draw:object draw:notify-on-update-of-ranges="comparativas.A26:comparativas.A26 comparativas.A27:comparativas.A36 comparativas.B26:comparativas.B26 comparativas.B27:comparativas.B36 comparativas.C26:comparativas.C26 comparativas.C27:comparativas.C36 comparativas.D26:comparativas.D26 comparativas.D27:comparativas.D36 comparativas.E26:comparativas.E26 comparativas.E27:comparativas.E36 comparativas.F26:comparativas.F26 comparativas.F27:comparativas.F36" xlink:href="./Object 34" xlink:type="simple" xlink:show="embed" xlink:actuate="onLoad"/>
            <draw:image xlink:href="./ObjectReplacements/Object 34" xlink:type="simple" xlink:show="embed" xlink:actuate="onLoad"/>
          </draw:frame>
        </table:shapes>
        <table:table-column table:style-name="co25" table:default-cell-style-name="ce7"/>
        <table:table-column table:style-name="co25" table:number-columns-repeated="2" table:default-cell-style-name="ce8"/>
        <table:table-column table:style-name="co25" table:number-columns-repeated="7" table:default-cell-style-name="Default"/>
        <table:table-row table:style-name="ro3">
          <table:table-cell table:style-name="ce6" office:value-type="string">
            <text:p>Total hilos</text:p>
          </table:table-cell>
          <table:table-cell table:style-name="ce6" office:value-type="string">
            <text:p>Rendimiento total JBoss</text:p>
          </table:table-cell>
          <table:table-cell table:style-name="ce6" office:value-type="string">
            <text:p>Rendimiento total Terracotta</text:p>
          </table:table-cell>
          <table:table-cell table:style-name="ce6"/>
          <table:table-cell table:number-columns-repeated="6"/>
        </table:table-row>
        <table:table-row table:style-name="ro3">
          <table:table-cell office:value-type="float" office:value="900">
            <text:p>900</text:p>
          </table:table-cell>
          <table:table-cell office:value-type="float" office:value="114.882771393489">
            <text:p>114,88</text:p>
          </table:table-cell>
          <table:table-cell office:value-type="float" office:value="116.139451678205">
            <text:p>116,14</text:p>
          </table:table-cell>
          <table:table-cell table:style-name="ce8" table:number-columns-repeated="3"/>
          <table:table-cell table:number-columns-repeated="4"/>
        </table:table-row>
        <table:table-row table:style-name="ro3">
          <table:table-cell office:value-type="float" office:value="2000">
            <text:p>2000</text:p>
          </table:table-cell>
          <table:table-cell office:value-type="float" office:value="256.820175648127">
            <text:p>256,82</text:p>
          </table:table-cell>
          <table:table-cell office:value-type="float" office:value="245.139590095616">
            <text:p>245,14</text:p>
          </table:table-cell>
          <table:table-cell table:style-name="ce8" table:number-columns-repeated="3"/>
          <table:table-cell table:number-columns-repeated="4"/>
        </table:table-row>
        <table:table-row table:style-name="ro3">
          <table:table-cell office:value-type="float" office:value="2600">
            <text:p>2600</text:p>
          </table:table-cell>
          <table:table-cell office:value-type="float" office:value="321.408064282349">
            <text:p>321,41</text:p>
          </table:table-cell>
          <table:table-cell office:value-type="float" office:value="328.256222262653">
            <text:p>328,26</text:p>
          </table:table-cell>
          <table:table-cell table:style-name="ce8" table:number-columns-repeated="3"/>
          <table:table-cell table:number-columns-repeated="4"/>
        </table:table-row>
        <table:table-row table:style-name="ro3">
          <table:table-cell office:value-type="float" office:value="2900">
            <text:p>2900</text:p>
          </table:table-cell>
          <table:table-cell office:value-type="float" office:value="363.998587536302">
            <text:p>364,00</text:p>
          </table:table-cell>
          <table:table-cell office:value-type="float" office:value="367.433610341067">
            <text:p>367,43</text:p>
          </table:table-cell>
          <table:table-cell table:style-name="ce8" table:number-columns-repeated="3"/>
          <table:table-cell table:number-columns-repeated="4"/>
        </table:table-row>
        <table:table-row table:style-name="ro3">
          <table:table-cell office:value-type="float" office:value="3000">
            <text:p>3000</text:p>
          </table:table-cell>
          <table:table-cell office:value-type="float" office:value="377.907756563821">
            <text:p>377,91</text:p>
          </table:table-cell>
          <table:table-cell office:value-type="float" office:value="377.576510069502">
            <text:p>377,58</text:p>
          </table:table-cell>
          <table:table-cell table:style-name="ce8" table:number-columns-repeated="3"/>
          <table:table-cell table:number-columns-repeated="4"/>
        </table:table-row>
        <table:table-row table:style-name="ro3">
          <table:table-cell office:value-type="float" office:value="3600">
            <text:p>3600</text:p>
          </table:table-cell>
          <table:table-cell office:value-type="float" office:value="454.703083779169">
            <text:p>454,70</text:p>
          </table:table-cell>
          <table:table-cell office:value-type="float" office:value="431.323921573207">
            <text:p>431,32</text:p>
          </table:table-cell>
          <table:table-cell table:style-name="ce8" table:number-columns-repeated="3"/>
          <table:table-cell table:number-columns-repeated="4"/>
        </table:table-row>
        <table:table-row table:style-name="ro3">
          <table:table-cell office:value-type="float" office:value="3800">
            <text:p>3800</text:p>
          </table:table-cell>
          <table:table-cell office:value-type="float" office:value="506.016629773172">
            <text:p>506,02</text:p>
          </table:table-cell>
          <table:table-cell office:value-type="float" office:value="481.334682920739">
            <text:p>481,33</text:p>
          </table:table-cell>
          <table:table-cell table:style-name="ce8" table:number-columns-repeated="3"/>
          <table:table-cell table:number-columns-repeated="4"/>
        </table:table-row>
        <table:table-row table:style-name="ro3">
          <table:table-cell office:value-type="float" office:value="4400">
            <text:p>4400</text:p>
          </table:table-cell>
          <table:table-cell office:value-type="float" office:value="543.976359322441">
            <text:p>543,98</text:p>
          </table:table-cell>
          <table:table-cell office:value-type="float" office:value="552.010044613471">
            <text:p>552,01</text:p>
          </table:table-cell>
          <table:table-cell table:style-name="ce8" table:number-columns-repeated="3"/>
          <table:table-cell table:number-columns-repeated="4"/>
        </table:table-row>
        <table:table-row table:style-name="ro3">
          <table:table-cell office:value-type="float" office:value="4800">
            <text:p>4800</text:p>
          </table:table-cell>
          <table:table-cell office:value-type="float" office:value="602.430514523417">
            <text:p>602,43</text:p>
          </table:table-cell>
          <table:table-cell office:value-type="float" office:value="592.64926282317">
            <text:p>592,65</text:p>
          </table:table-cell>
          <table:table-cell table:style-name="ce8" table:number-columns-repeated="3"/>
          <table:table-cell table:number-columns-repeated="4"/>
        </table:table-row>
        <table:table-row table:style-name="ro3">
          <table:table-cell office:value-type="float" office:value="5100">
            <text:p>5100</text:p>
          </table:table-cell>
          <table:table-cell office:value-type="float" office:value="611.43">
            <text:p>611,43</text:p>
          </table:table-cell>
          <table:table-cell office:value-type="float" office:value="598.796309555378">
            <text:p>598,80</text:p>
          </table:table-cell>
          <table:table-cell table:number-columns-repeated="7"/>
        </table:table-row>
        <table:table-row table:style-name="ro3">
          <table:table-cell table:style-name="Default" table:number-columns-repeated="3"/>
          <table:table-cell table:number-columns-repeated="7"/>
        </table:table-row>
        <table:table-row table:style-name="ro3" table:number-rows-repeated="10">
          <table:table-cell/>
          <table:table-cell table:style-name="Default"/>
          <table:table-cell/>
          <table:table-cell table:style-name="ce8" table:number-columns-repeated="3"/>
          <table:table-cell table:style-name="ce7" table:number-columns-repeated="2"/>
          <table:table-cell table:number-columns-repeated="2"/>
        </table:table-row>
        <table:table-row table:style-name="ro3" table:number-rows-repeated="3">
          <table:table-cell table:style-name="Default" table:number-columns-repeated="3"/>
          <table:table-cell table:number-columns-repeated="7"/>
        </table:table-row>
        <table:table-row table:style-name="ro3">
          <table:table-cell table:style-name="ce6" office:value-type="string">
            <text:p>Total hilos</text:p>
          </table:table-cell>
          <table:table-cell table:style-name="ce6" office:value-type="string">
            <text:p>Media total JBoss</text:p>
          </table:table-cell>
          <table:table-cell table:style-name="Default" office:value-type="string">
            <text:p>Desviación estándar total Jboss</text:p>
          </table:table-cell>
          <table:table-cell table:style-name="ce6" office:value-type="string">
            <text:p>Media total Terracotta</text:p>
          </table:table-cell>
          <table:table-cell office:value-type="string">
            <text:p>Desviación estándar total Terracotta</text:p>
          </table:table-cell>
          <table:table-cell office:value-type="string">
            <text:p>Tiempo standard esperado de respuesta</text:p>
          </table:table-cell>
          <table:table-cell table:style-name="ce6" table:number-columns-repeated="2"/>
          <table:table-cell table:number-columns-repeated="2"/>
        </table:table-row>
        <table:table-row table:style-name="ro3">
          <table:table-cell office:value-type="float" office:value="900">
            <text:p>900</text:p>
          </table:table-cell>
          <table:table-cell office:value-type="float" office:value="13.25">
            <text:p>13,25</text:p>
          </table:table-cell>
          <table:table-cell office:value-type="float" office:value="5.50749133417037">
            <text:p>5,51</text:p>
          </table:table-cell>
          <table:table-cell office:value-type="float" office:value="10.1458333333333">
            <text:p>10,1458333333</text:p>
          </table:table-cell>
          <table:table-cell office:value-type="float" office:value="14.2702959746184">
            <text:p>14,2702959746</text:p>
          </table:table-cell>
          <table:table-cell office:value-type="float" office:value="1000">
            <text:p>1000</text:p>
          </table:table-cell>
          <table:table-cell table:style-name="ce8" table:number-columns-repeated="4"/>
        </table:table-row>
        <table:table-row table:style-name="ro3">
          <table:table-cell office:value-type="float" office:value="2000">
            <text:p>2000</text:p>
          </table:table-cell>
          <table:table-cell office:value-type="float" office:value="20.2291666666667">
            <text:p>20,23</text:p>
          </table:table-cell>
          <table:table-cell office:value-type="float" office:value="16.4753941341012">
            <text:p>16,48</text:p>
          </table:table-cell>
          <table:table-cell office:value-type="float" office:value="13.3333333333333">
            <text:p>13,3333333333</text:p>
          </table:table-cell>
          <table:table-cell office:value-type="float" office:value="19.2304356536404">
            <text:p>19,2304356536</text:p>
          </table:table-cell>
          <table:table-cell office:value-type="float" office:value="1000">
            <text:p>1000</text:p>
          </table:table-cell>
          <table:table-cell table:style-name="ce8" table:number-columns-repeated="4"/>
        </table:table-row>
        <table:table-row table:style-name="ro3">
          <table:table-cell office:value-type="float" office:value="2600">
            <text:p>2600</text:p>
          </table:table-cell>
          <table:table-cell office:value-type="float" office:value="24.6041666666667">
            <text:p>24,60</text:p>
          </table:table-cell>
          <table:table-cell office:value-type="float" office:value="23.9381871154602">
            <text:p>23,94</text:p>
          </table:table-cell>
          <table:table-cell office:value-type="float" office:value="11.7916666666667">
            <text:p>11,7916666667</text:p>
          </table:table-cell>
          <table:table-cell office:value-type="float" office:value="7.43166150463962">
            <text:p>7,4316615046</text:p>
          </table:table-cell>
          <table:table-cell office:value-type="float" office:value="1000">
            <text:p>1000</text:p>
          </table:table-cell>
          <table:table-cell table:style-name="ce8" table:number-columns-repeated="4"/>
        </table:table-row>
        <table:table-row table:style-name="ro3">
          <table:table-cell office:value-type="float" office:value="2900">
            <text:p>2900</text:p>
          </table:table-cell>
          <table:table-cell office:value-type="float" office:value="28.9791666666667">
            <text:p>28,98</text:p>
          </table:table-cell>
          <table:table-cell office:value-type="float" office:value="26.017185165854">
            <text:p>26,02</text:p>
          </table:table-cell>
          <table:table-cell office:value-type="float" office:value="14">
            <text:p>14</text:p>
          </table:table-cell>
          <table:table-cell office:value-type="float" office:value="10.5075569397825">
            <text:p>10,5075569398</text:p>
          </table:table-cell>
          <table:table-cell office:value-type="float" office:value="1000">
            <text:p>1000</text:p>
          </table:table-cell>
          <table:table-cell table:style-name="ce8" table:number-columns-repeated="4"/>
        </table:table-row>
        <table:table-row table:style-name="ro3">
          <table:table-cell office:value-type="float" office:value="3000">
            <text:p>3000</text:p>
          </table:table-cell>
          <table:table-cell office:value-type="float" office:value="28.1041666666667">
            <text:p>28,10</text:p>
          </table:table-cell>
          <table:table-cell office:value-type="float" office:value="29.1470036602699">
            <text:p>29,15</text:p>
          </table:table-cell>
          <table:table-cell office:value-type="float" office:value="13.4791666666667">
            <text:p>13,4791666667</text:p>
          </table:table-cell>
          <table:table-cell office:value-type="float" office:value="9.49411836911283">
            <text:p>9,4941183691</text:p>
          </table:table-cell>
          <table:table-cell office:value-type="float" office:value="1000">
            <text:p>1000</text:p>
          </table:table-cell>
          <table:table-cell table:style-name="ce8" table:number-columns-repeated="4"/>
        </table:table-row>
        <table:table-row table:style-name="ro3">
          <table:table-cell office:value-type="float" office:value="3600">
            <text:p>3600</text:p>
          </table:table-cell>
          <table:table-cell office:value-type="float" office:value="53.4166666666667">
            <text:p>53,42</text:p>
          </table:table-cell>
          <table:table-cell office:value-type="float" office:value="62.1581084137219">
            <text:p>62,16</text:p>
          </table:table-cell>
          <table:table-cell office:value-type="float" office:value="21.4583333333333">
            <text:p>21,4583333333</text:p>
          </table:table-cell>
          <table:table-cell office:value-type="float" office:value="25.8313480717312">
            <text:p>25,8313480717</text:p>
          </table:table-cell>
          <table:table-cell office:value-type="float" office:value="1000">
            <text:p>1000</text:p>
          </table:table-cell>
          <table:table-cell table:style-name="ce8" table:number-columns-repeated="4"/>
        </table:table-row>
        <table:table-row table:style-name="ro3">
          <table:table-cell office:value-type="float" office:value="3800">
            <text:p>3800</text:p>
          </table:table-cell>
          <table:table-cell office:value-type="float" office:value="75.7083333333333">
            <text:p>75,71</text:p>
          </table:table-cell>
          <table:table-cell office:value-type="float" office:value="83.4155567416248">
            <text:p>83,42</text:p>
          </table:table-cell>
          <table:table-cell office:value-type="float" office:value="19.375">
            <text:p>19,375</text:p>
          </table:table-cell>
          <table:table-cell office:value-type="float" office:value="19.7385353448837">
            <text:p>19,7385353449</text:p>
          </table:table-cell>
          <table:table-cell office:value-type="float" office:value="1000">
            <text:p>1000</text:p>
          </table:table-cell>
          <table:table-cell table:style-name="ce8" table:number-columns-repeated="4"/>
        </table:table-row>
        <table:table-row table:style-name="ro3">
          <table:table-cell office:value-type="float" office:value="4400">
            <text:p>4400</text:p>
          </table:table-cell>
          <table:table-cell office:value-type="float" office:value="104.083333333333">
            <text:p>104,08</text:p>
          </table:table-cell>
          <table:table-cell office:value-type="float" office:value="133.084679210535">
            <text:p>133,08</text:p>
          </table:table-cell>
          <table:table-cell office:value-type="float" office:value="28.9583333333333">
            <text:p>28,9583333333</text:p>
          </table:table-cell>
          <table:table-cell office:value-type="float" office:value="35.9452042842703">
            <text:p>35,9452042843</text:p>
          </table:table-cell>
          <table:table-cell office:value-type="float" office:value="1000">
            <text:p>1000</text:p>
          </table:table-cell>
          <table:table-cell table:style-name="ce8" table:number-columns-repeated="4"/>
        </table:table-row>
        <table:table-row table:style-name="ro3">
          <table:table-cell office:value-type="float" office:value="4800">
            <text:p>4800</text:p>
          </table:table-cell>
          <table:table-cell office:value-type="float" office:value="183.708333333333">
            <text:p>183,71</text:p>
          </table:table-cell>
          <table:table-cell office:value-type="float" office:value="207.597281883045">
            <text:p>207,60</text:p>
          </table:table-cell>
          <table:table-cell office:value-type="float" office:value="51.7708333333333">
            <text:p>51,7708333333</text:p>
          </table:table-cell>
          <table:table-cell office:value-type="float" office:value="84.4550536949835">
            <text:p>84,455053695</text:p>
          </table:table-cell>
          <table:table-cell office:value-type="float" office:value="1000">
            <text:p>1000</text:p>
          </table:table-cell>
          <table:table-cell table:style-name="ce8" table:number-columns-repeated="4"/>
        </table:table-row>
        <table:table-row table:style-name="ro3">
          <table:table-cell office:value-type="float" office:value="5100">
            <text:p>5100</text:p>
          </table:table-cell>
          <table:table-cell table:style-name="Default" office:value-type="float" office:value="248.308333333333">
            <text:p>248,3083333333</text:p>
          </table:table-cell>
          <table:table-cell table:style-name="Default" office:value-type="float" office:value="352.294833333333">
            <text:p>352,2948333333</text:p>
          </table:table-cell>
          <table:table-cell office:value-type="float" office:value="178.4375">
            <text:p>178,4375</text:p>
          </table:table-cell>
          <table:table-cell office:value-type="float" office:value="1368.85278606452">
            <text:p>1368,8527860645</text:p>
          </table:table-cell>
          <table:table-cell office:value-type="float" office:value="1000">
            <text:p>1000</text:p>
          </table:table-cell>
          <table:table-cell table:number-columns-repeated="4"/>
        </table:table-row>
        <table:table-row table:style-name="ro3">
          <table:table-cell table:style-name="Default" table:number-columns-repeated="3"/>
          <table:table-cell table:number-columns-repeated="7"/>
        </table:table-row>
        <table:table-row table:style-name="ro3">
          <table:table-cell table:number-columns-repeated="3"/>
          <table:table-cell table:style-name="ce8" table:number-columns-repeated="7"/>
        </table:table-row>
        <table:table-row table:style-name="ro3" table:number-rows-repeated="9">
          <table:table-cell table:number-columns-repeated="2"/>
          <table:table-cell table:style-name="Default"/>
          <table:table-cell table:number-columns-repeated="3"/>
          <table:table-cell table:style-name="ce8" table:number-columns-repeated="4"/>
        </table:table-row>
        <table:table-row table:style-name="ro3" table:number-rows-repeated="8">
          <table:table-cell table:style-name="Default" table:number-columns-repeated="3"/>
          <table:table-cell table:number-columns-repeated="7"/>
        </table:table-row>
        <table:table-row table:style-name="ro3">
          <table:table-cell/>
          <table:table-cell table:style-name="Default"/>
          <table:table-cell/>
          <table:table-cell table:style-name="ce8" table:number-columns-repeated="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10-17T01:59:08</dc:date>
    <meta:editing-duration>PT7H11M50S</meta:editing-duration>
    <meta:editing-cycles>229</meta:editing-cycles>
    <dc:creator>diego </dc:creator>
    <meta:document-statistic meta:table-count="7" meta:cell-count="2009" meta:object-count="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9.017cm" svg:height="18.62cm" xlink:href=".." xlink:type="simple" chart:class="chart:scatter" chart:style-name="ch1">
        <chart:title svg:x="12.255cm" svg:y="0.508cm" chart:style-name="ch2">
          <text:p>STT - JBoss - Cluster</text:p>
        </chart:title>
        <chart:legend chart:legend-position="end" svg:x="20.582cm" svg:y="8.015cm" style:legend-expansion="high" chart:style-name="ch3"/>
        <chart:plot-area chart:style-name="ch4" table:cell-range-address="'resultados - jboss'.T5:'resultados - jboss'.Y12 'resultados - jboss'.U4:'resultados - jboss'.Y4" chart:data-source-has-labels="row" svg:x="1.03cm" svg:y="2.403cm" svg:width="18.392cm" svg:height="15.425cm">
          <chartooo:coordinate-region svg:x="2.313cm" svg:y="2.602cm" svg:width="16.73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8cm" svg:width="19.638cm" svg:height="14.748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5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chart-properties chart:solid-type="cuboid" chart:symbol-type="named-symbol" chart:symbol-name="diamond" chart:symbol-width="0.25cm" chart:symbol-height="0.25cm"/>
    </style:style>
    <style:style style:name="ch12"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156cm" svg:height="10.723cm" xlink:href=".." xlink:type="simple" chart:class="chart:scatter" chart:style-name="ch1">
        <chart:title svg:x="8.325cm" svg:y="0.35cm" chart:style-name="ch2">
          <text:p>STT - JBoss - Cluster</text:p>
        </chart:title>
        <chart:legend svg:x="15.706cm" svg:y="3.722cm" style:legend-expansion="custom" chartooo:width="5.253cm" chartooo:height="3.669cm" style:legend-expansion-aspect-ratio="1.43172526573998" chart:style-name="ch3"/>
        <chart:plot-area chart:style-name="ch4" table:cell-range-address="'resultados - jboss'.T5:'resultados - jboss'.T12 'resultados - jboss'.V4:'resultados - jboss'.Y12" chart:data-source-has-labels="row" svg:x="0.871cm" svg:y="1.274cm" svg:width="15.031cm" svg:height="8.192cm">
          <chartooo:coordinate-region svg:x="2.154cm" svg:y="1.474cm" svg:width="13.323cm" svg:height="7.319cm"/>
          <chart:axis chart:dimension="x" chart:name="primary-x" chart:style-name="ch5">
            <chart:title svg:x="6.754cm" svg:y="9.68cm" chart:style-name="ch6">
              <text:p>Cantidad de Usuarios</text:p>
            </chart:title>
          </chart:axis>
          <chart:axis chart:dimension="y" chart:name="primary-y" chart:style-name="ch7">
            <chart:title svg:x="0cm" svg:y="7.359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2"/>
            <chart:data-point chart:style-name="ch11" chart:repeated="2"/>
            <chart:data-point chart:repeated="4"/>
          </chart:series>
          <chart:series chart:style-name="ch12" chart:values-cell-range-address="'resultados - jboss'.W5:'resultados - jboss'.W12" chart:label-cell-address="'resultados - jboss'.W4:'resultados - jboss'.W4" chart:class="chart:scatter">
            <chart:data-point chart:repeated="8"/>
          </chart:series>
          <chart:series chart:style-name="ch13" chart:values-cell-range-address="'resultados - jboss'.X5:'resultados - jboss'.X12" chart:label-cell-address="'resultados - jboss'.X4:'resultados - jboss'.X4" chart:class="chart:scatter">
            <chart:data-point chart:repeated="8"/>
          </chart:series>
          <chart:series chart:style-name="ch14" chart:values-cell-range-address="'resultados - jboss'.Y5:'resultados - jboss'.Y12" chart:label-cell-address="'resultados - jboss'.Y4:'resultados - jboss'.Y4" chart:class="chart:scatter">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901cm" svg:height="11.338cm" xlink:href=".." xlink:type="simple" chart:class="chart:scatter" chart:style-name="ch1">
        <chart:title svg:x="8.197cm" svg:y="0.362cm" chart:style-name="ch2">
          <text:p>STT - JBoss - Cluster</text:p>
        </chart:title>
        <chart:legend chart:legend-position="end" svg:x="16.885cm" svg:y="5.37cm" style:legend-expansion="high" chart:style-name="ch3"/>
        <chart:plot-area chart:style-name="ch4" table:cell-range-address="'resultados - jboss'.T5:'resultados - jboss'.U12 'resultados - jboss'.U4:'resultados - jboss'.U4" chart:data-source-has-labels="row" svg:x="1.429cm" svg:y="1.819cm" svg:width="14.62cm" svg:height="8.312cm">
          <chartooo:coordinate-region svg:x="2.712cm" svg:y="2.019cm" svg:width="12.965cm" svg:height="7.465cm"/>
          <chart:axis chart:dimension="x" chart:name="primary-x" chart:style-name="ch5">
            <chart:title svg:x="7.107cm" svg:y="10.357cm" chart:style-name="ch6">
              <text:p>Cantidad de Usuarios</text:p>
            </chart:title>
          </chart:axis>
          <chart:axis chart:dimension="y" chart:name="primary-y" chart:style-name="ch7">
            <chart:title svg:x="0.451cm" svg:y="7.32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51cm" svg:height="11.247cm" xlink:href=".." xlink:type="simple" chart:class="chart:scatter" chart:style-name="ch1">
        <chart:title svg:x="8.481cm" svg:y="0.36cm" chart:style-name="ch2">
          <text:p>LT - JBoss - Cluster</text:p>
        </chart:title>
        <chart:legend chart:legend-position="end" svg:x="14.409cm" svg:y="4.18cm" style:legend-expansion="high" chart:style-name="ch3"/>
        <chart:plot-area chart:style-name="ch4" table:cell-range-address="'resultados - jboss'.T19:'resultados - jboss'.T28 'resultados - jboss'.V18:'resultados - jboss'.Y28" chart:data-source-has-labels="row" svg:x="1.434cm" svg:y="1.811cm" svg:width="12.129cm" svg:height="8.231cm">
          <chartooo:coordinate-region svg:x="2.717cm" svg:y="2.01cm" svg:width="10.474cm" svg:height="7.385cm"/>
          <chart:axis chart:dimension="x" chart:name="primary-x" chart:style-name="ch5">
            <chart:title svg:x="5.866cm" svg:y="10.266cm" chart:style-name="ch6">
              <text:p>Cantidad de Usuarios</text:p>
            </chart:title>
          </chart:axis>
          <chart:axis chart:dimension="y" chart:name="primary-y" chart:style-name="ch7">
            <chart:title svg:x="0.451cm" svg:y="7.915cm" chart:style-name="ch8">
              <text:p>Tiempos de respuesta [ms]</text:p>
            </chart:title>
            <chart:grid chart:style-name="ch9" chart:class="major"/>
          </chart:axis>
          <chart:series chart:style-name="ch10" chart:values-cell-range-address="'resultados - jboss'.V19:'resultados - jboss'.V28" chart:label-cell-address="'resultados - jboss'.V18:'resultados - jboss'.V18" chart:class="chart:scatter">
            <chart:domain table:cell-range-address="'resultados - jboss'.T19:'resultados - jboss'.T28"/>
            <chart:data-point chart:repeated="10"/>
          </chart:series>
          <chart:series chart:style-name="ch11" chart:values-cell-range-address="'resultados - jboss'.W19:'resultados - jboss'.W28" chart:label-cell-address="'resultados - jboss'.W18:'resultados - jboss'.W18" chart:class="chart:scatter">
            <chart:data-point chart:repeated="10"/>
          </chart:series>
          <chart:series chart:style-name="ch12" chart:values-cell-range-address="'resultados - jboss'.X19:'resultados - jboss'.X28" chart:label-cell-address="'resultados - jboss'.X18:'resultados - jboss'.X18" chart:class="chart:scatter">
            <chart:data-point chart:repeated="10"/>
          </chart:series>
          <chart:series chart:style-name="ch13" chart:values-cell-range-address="'resultados - jboss'.Y19:'resultados - jboss'.Y28" chart:label-cell-address="'resultados - jboss'.Y18:'resultados - jboss'.Y18"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8">
                <text:p>8</text:p>
                <draw:g>
                  <svg:desc>'resultados - jboss'.V19:'resultados - jboss'.V28</svg:desc>
                </draw:g>
              </table:table-cell>
              <table:table-cell office:value-type="float" office:value="18.5">
                <text:p>18.5</text:p>
                <draw:g>
                  <svg:desc>'resultados - jboss'.W19:'resultados - jboss'.W28</svg:desc>
                </draw:g>
              </table:table-cell>
              <table:table-cell office:value-type="float" office:value="4.76169600352049">
                <text:p>4.76169600352049</text:p>
                <draw:g>
                  <svg:desc>'resultados - jboss'.X19:'resultados - jboss'.X28</svg:desc>
                </draw:g>
              </table:table-cell>
              <table:table-cell office:value-type="float" office:value="6.25328666482024">
                <text:p>6.25328666482024</text:p>
                <draw:g>
                  <svg:desc>'resultados - jboss'.Y19:'resultados - jboss'.Y28</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
              <table:table-cell office:value-type="string">
                <text:p>10</text:p>
              </table:table-cell>
              <table:table-cell office:value-type="float" office:value="5100">
                <text:p>5100</text:p>
              </table:table-cell>
              <table:table-cell office:value-type="float" office:value="252.7">
                <text:p>252.7</text:p>
              </table:table-cell>
              <table:table-cell office:value-type="float" office:value="243.916666666667">
                <text:p>243.916666666667</text:p>
              </table:table-cell>
              <table:table-cell office:value-type="float" office:value="368.743333333333">
                <text:p>368.743333333333</text:p>
              </table:table-cell>
              <table:table-cell office:value-type="float" office:value="335.846333333333">
                <text:p>335.84633333333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1.043cm" svg:height="13.046cm" xlink:href=".." xlink:type="simple" chart:class="chart:scatter" chart:style-name="ch1">
        <chart:title svg:x="13.427cm" svg:y="0.396cm" chart:style-name="ch2">
          <text:p>LT - JBoss - Cluster</text:p>
        </chart:title>
        <chart:legend chart:legend-position="end" svg:x="22.608cm" svg:y="5.228cm" style:legend-expansion="high" chart:style-name="ch3"/>
        <chart:plot-area chart:style-name="ch4" table:cell-range-address="'resultados - jboss'.T18:'resultados - jboss'.Y28" chart:data-source-has-labels="row" svg:x="1.07cm" svg:y="1.955cm" svg:width="20.298cm" svg:height="9.85cm">
          <chartooo:coordinate-region svg:x="2.353cm" svg:y="2.154cm" svg:width="18.643cm" svg:height="9.004cm"/>
          <chart:axis chart:dimension="x" chart:name="primary-x" chart:style-name="ch5">
            <chart:title svg:x="9.587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8" chart:label-cell-address="'resultados - jboss'.U18:'resultados - jboss'.U18" chart:class="chart:scatter">
            <chart:domain table:cell-range-address="'resultados - jboss'.T19:'resultados - jboss'.T28"/>
            <chart:data-point chart:repeated="10"/>
          </chart:series>
          <chart:series chart:style-name="ch10" chart:values-cell-range-address="'resultados - jboss'.V19:'resultados - jboss'.V28" chart:label-cell-address="'resultados - jboss'.V18:'resultados - jboss'.V18" chart:class="chart:scatter">
            <chart:data-point chart:repeated="10"/>
          </chart:series>
          <chart:series chart:style-name="ch11" chart:values-cell-range-address="'resultados - jboss'.W19:'resultados - jboss'.W28" chart:label-cell-address="'resultados - jboss'.W18:'resultados - jboss'.W18" chart:class="chart:scatter">
            <chart:data-point chart:repeated="10"/>
          </chart:series>
          <chart:series chart:style-name="ch12" chart:values-cell-range-address="'resultados - jboss'.X19:'resultados - jboss'.X28" chart:label-cell-address="'resultados - jboss'.X18:'resultados - jboss'.X18" chart:class="chart:scatter">
            <chart:data-point chart:repeated="10"/>
          </chart:series>
          <chart:series chart:style-name="ch13" chart:values-cell-range-address="'resultados - jboss'.Y19:'resultados - jboss'.Y28" chart:label-cell-address="'resultados - jboss'.Y18:'resultados - jboss'.Y18"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114.882771393489">
                <text:p>114.882771393489</text:p>
                <draw:g>
                  <svg:desc>'resultados - jboss'.U19:'resultados - jboss'.U28</svg:desc>
                </draw:g>
              </table:table-cell>
              <table:table-cell office:value-type="float" office:value="8">
                <text:p>8</text:p>
                <draw:g>
                  <svg:desc>'resultados - jboss'.V19:'resultados - jboss'.V28</svg:desc>
                </draw:g>
              </table:table-cell>
              <table:table-cell office:value-type="float" office:value="18.5">
                <text:p>18.5</text:p>
                <draw:g>
                  <svg:desc>'resultados - jboss'.W19:'resultados - jboss'.W28</svg:desc>
                </draw:g>
              </table:table-cell>
              <table:table-cell office:value-type="float" office:value="4.76169600352049">
                <text:p>4.76169600352049</text:p>
                <draw:g>
                  <svg:desc>'resultados - jboss'.X19:'resultados - jboss'.X28</svg:desc>
                </draw:g>
              </table:table-cell>
              <table:table-cell office:value-type="float" office:value="6.25328666482024">
                <text:p>6.25328666482024</text:p>
                <draw:g>
                  <svg:desc>'resultados - jboss'.Y19:'resultados - jboss'.Y28</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
              <table:table-cell office:value-type="string">
                <text:p>10</text:p>
              </table:table-cell>
              <table:table-cell office:value-type="float" office:value="5100">
                <text:p>5100</text:p>
              </table:table-cell>
              <table:table-cell office:value-type="float" office:value="611.43">
                <text:p>611.43</text:p>
              </table:table-cell>
              <table:table-cell office:value-type="float" office:value="252.7">
                <text:p>252.7</text:p>
              </table:table-cell>
              <table:table-cell office:value-type="float" office:value="243.916666666667">
                <text:p>243.916666666667</text:p>
              </table:table-cell>
              <table:table-cell office:value-type="float" office:value="368.743333333333">
                <text:p>368.743333333333</text:p>
              </table:table-cell>
              <table:table-cell office:value-type="float" office:value="335.846333333333">
                <text:p>335.8463333333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34cm" svg:height="12.88cm" xlink:href=".." xlink:type="simple" chart:class="chart:scatter" chart:style-name="ch1">
        <chart:title svg:x="8.046cm" svg:y="0.393cm" chart:style-name="ch2">
          <text:p>ST - JBoss - Cluster</text:p>
        </chart:title>
        <chart:legend chart:legend-position="end" svg:x="14.148cm" svg:y="5.693cm" style:legend-expansion="high" chart:style-name="ch3"/>
        <chart:plot-area chart:style-name="ch4" table:cell-range-address="'resultados - jboss'.N33:'resultados - jboss'.N40 'resultados - jboss'.P32:'resultados - jboss'.Q40" chart:data-source-has-labels="row" svg:x="1.417cm" svg:y="1.943cm" svg:width="11.919cm" svg:height="9.699cm">
          <chartooo:coordinate-region svg:x="2.7cm" svg:y="2.142cm" svg:width="10.264cm" svg:height="8.853cm"/>
          <chart:axis chart:dimension="x" chart:name="primary-x" chart:style-name="ch5">
            <chart:title svg:x="5.744cm" svg:y="11.899cm" chart:style-name="ch6">
              <text:p>Cantidad de Usuarios</text:p>
            </chart:title>
          </chart:axis>
          <chart:axis chart:dimension="y" chart:name="primary-y" chart:style-name="ch7">
            <chart:title svg:x="0.451cm" svg:y="8.781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429cm" svg:height="12.325cm" xlink:href=".." xlink:type="simple" chart:class="chart:scatter" chart:style-name="ch1">
        <chart:title svg:x="8.435cm" svg:y="0.382cm" chart:style-name="ch2">
          <text:p>NST - JBoss - Cluster</text:p>
        </chart:title>
        <chart:legend chart:legend-position="end" svg:x="14.687cm" svg:y="5.415cm" style:legend-expansion="high" chart:style-name="ch3"/>
        <chart:plot-area chart:style-name="ch4" table:cell-range-address="'resultados - jboss'.N45:'resultados - jboss'.N51 'resultados - jboss'.P44:'resultados - jboss'.Q51" chart:data-source-has-labels="row" svg:x="1.439cm" svg:y="1.899cm" svg:width="12.392cm" svg:height="9.199cm">
          <chartooo:coordinate-region svg:x="2.722cm" svg:y="2.098cm" svg:width="10.737cm" svg:height="8.353cm"/>
          <chart:axis chart:dimension="x" chart:name="primary-x" chart:style-name="ch5">
            <chart:title svg:x="6.003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151cm" svg:height="11.247cm" xlink:href=".." xlink:type="simple" chart:class="chart:scatter" chart:style-name="ch1">
        <chart:title svg:x="8.481cm" svg:y="0.36cm" chart:style-name="ch2">
          <text:p>LT - JBoss - Cluster</text:p>
        </chart:title>
        <chart:legend chart:legend-position="end" svg:x="17.135cm" svg:y="5.324cm" style:legend-expansion="high" chart:style-name="ch3"/>
        <chart:plot-area chart:style-name="ch4" table:cell-range-address="'resultados - jboss'.T19:'resultados - jboss'.U28 'resultados - jboss'.U18:'resultados - jboss'.U18" chart:data-source-has-labels="row" svg:x="1.434cm" svg:y="1.811cm" svg:width="14.855cm" svg:height="8.231cm">
          <chartooo:coordinate-region svg:x="2.717cm" svg:y="2.01cm" svg:width="13.2cm" svg:height="7.385cm"/>
          <chart:axis chart:dimension="x" chart:name="primary-x" chart:style-name="ch5">
            <chart:title svg:x="7.229cm" svg:y="10.266cm" chart:style-name="ch6">
              <text:p>Cantidad de Usuarios</text:p>
            </chart:title>
          </chart:axis>
          <chart:axis chart:dimension="y" chart:name="primary-y" chart:style-name="ch7">
            <chart:title svg:x="0.451cm" svg:y="7.28cm" chart:style-name="ch8">
              <text:p>Pedidos/Segundo</text:p>
            </chart:title>
            <chart:grid chart:style-name="ch9" chart:class="major"/>
          </chart:axis>
          <chart:series chart:style-name="ch10" chart:values-cell-range-address="'resultados - jboss'.U19:'resultados - jboss'.U28" chart:label-cell-address="'resultados - jboss'.U18:'resultados - jboss'.U18" chart:class="chart:scatter">
            <chart:domain table:cell-range-address="'resultados - jboss'.T19:'resultados - jboss'.T28"/>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114.882771393489">
                <text:p>114.882771393489</text:p>
                <draw:g>
                  <svg:desc>'resultados - jboss'.U19:'resultados - jboss'.U28</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
              <table:table-cell office:value-type="string">
                <text:p>10</text:p>
              </table:table-cell>
              <table:table-cell office:value-type="float" office:value="5100">
                <text:p>5100</text:p>
              </table:table-cell>
              <table:table-cell office:value-type="float" office:value="611.43">
                <text:p>611.4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81cm" svg:height="10.537cm" xlink:href=".." xlink:type="simple" chart:class="chart:scatter" chart:style-name="ch1">
        <chart:title svg:x="8.519cm" svg:y="0.346cm" chart:style-name="ch2">
          <text:p>ST - JBoss - Cluster</text:p>
        </chart:title>
        <chart:legend chart:legend-position="end" svg:x="17.265cm" svg:y="4.969cm" style:legend-expansion="high" chart:style-name="ch3"/>
        <chart:plot-area chart:style-name="ch4" table:cell-range-address="'resultados - jboss'.N33:'resultados - jboss'.O40 'resultados - jboss'.O32:'resultados - jboss'.O32" chart:data-source-has-labels="row" svg:x="1.436cm" svg:y="1.755cm" svg:width="14.979cm" svg:height="7.591cm">
          <chartooo:coordinate-region svg:x="2.719cm" svg:y="1.955cm" svg:width="13.324cm" svg:height="6.744cm"/>
          <chart:axis chart:dimension="x" chart:name="primary-x" chart:style-name="ch5">
            <chart:title svg:x="7.293cm" svg:y="9.556cm" chart:style-name="ch6">
              <text:p>Cantidad de Usuarios</text:p>
            </chart:title>
          </chart:axis>
          <chart:axis chart:dimension="y" chart:name="primary-y" chart:style-name="ch7">
            <chart:title svg:x="0.451cm" svg:y="6.904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839cm" svg:height="11.198cm" xlink:href=".." xlink:type="simple" chart:class="chart:scatter" chart:style-name="ch1">
        <chart:title svg:x="9.14cm" svg:y="0.359cm" chart:style-name="ch2">
          <text:p>NST - JBoss - Cluster</text:p>
        </chart:title>
        <chart:legend chart:legend-position="end" svg:x="18.823cm" svg:y="5.3cm" style:legend-expansion="high" chart:style-name="ch3"/>
        <chart:plot-area chart:style-name="ch4" table:cell-range-address="'resultados - jboss'.N45:'resultados - jboss'.O51 'resultados - jboss'.O44:'resultados - jboss'.O44" chart:data-source-has-labels="row" svg:x="1.467cm" svg:y="1.807cm" svg:width="16.444cm" svg:height="8.187cm">
          <chartooo:coordinate-region svg:x="2.75cm" svg:y="2.006cm" svg:width="14.789cm" svg:height="7.341cm"/>
          <chart:axis chart:dimension="x" chart:name="primary-x" chart:style-name="ch5">
            <chart:title svg:x="8.057cm" svg:y="10.217cm" chart:style-name="ch6">
              <text:p>Cantidad de Usuarios</text:p>
            </chart:title>
          </chart:axis>
          <chart:axis chart:dimension="y" chart:name="primary-y" chart:style-name="ch7">
            <chart:title svg:x="0.451cm" svg:y="7.254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85cm" svg:height="11.644cm" xlink:href=".." xlink:type="simple" chart:class="chart:scatter" chart:style-name="ch1">
        <chart:title svg:x="7.792cm" svg:y="0.368cm" chart:style-name="ch2">
          <text:p>STT - Terracotta - Cluster</text:p>
        </chart:title>
        <chart:legend chart:legend-position="end" svg:x="14.143cm" svg:y="4.379cm" style:legend-expansion="high" chart:style-name="ch3"/>
        <chart:plot-area chart:style-name="ch4" table:cell-range-address="'resultados - terracotta'.T5:'resultados - terracotta'.T9 'resultados - terracotta'.V4:'resultados - terracotta'.Y9" chart:data-source-has-labels="row" svg:x="1.428cm" svg:y="1.843cm" svg:width="11.881cm" svg:height="8.588cm">
          <chartooo:coordinate-region svg:x="2.711cm" svg:y="2.043cm" svg:width="10.226cm" svg:height="7.741cm"/>
          <chart:axis chart:dimension="x" chart:name="primary-x" chart:style-name="ch5">
            <chart:title svg:x="5.736cm" svg:y="10.663cm" chart:style-name="ch6">
              <text:p>Cantidad de Usuarios</text:p>
            </chart:title>
          </chart:axis>
          <chart:axis chart:dimension="y" chart:name="primary-y" chart:style-name="ch7">
            <chart:title svg:x="0.451cm" svg:y="8.126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204cm" svg:height="11.053cm" xlink:href=".." xlink:type="simple" chart:class="chart:scatter" chart:style-name="ch1">
        <chart:title svg:x="6.611cm" svg:y="0.357cm" chart:style-name="ch2">
          <text:p>LT - Terracotta - Cluster</text:p>
        </chart:title>
        <chart:legend chart:legend-position="end" svg:x="11.462cm" svg:y="4.083cm" style:legend-expansion="high" chart:style-name="ch3"/>
        <chart:plot-area chart:style-name="ch4" table:cell-range-address="'resultados - terracotta'.T15:'resultados - terracotta'.T24 'resultados - terracotta'.V14:'resultados - terracotta'.Y24" chart:data-source-has-labels="row" svg:x="1.375cm" svg:y="1.799cm" svg:width="9.359cm" svg:height="8.052cm">
          <chartooo:coordinate-region svg:x="2.949cm" svg:y="1.998cm" svg:width="7.413cm" svg:height="7.206cm"/>
          <chart:axis chart:dimension="x" chart:name="primary-x" chart:style-name="ch5">
            <chart:title svg:x="4.422cm" svg:y="10.072cm" chart:style-name="ch6">
              <text:p>Cantidad de Usuarios</text:p>
            </chart:title>
          </chart:axis>
          <chart:axis chart:dimension="y" chart:name="primary-y" chart:style-name="ch7">
            <chart:title svg:x="0.451cm" svg:y="7.814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18cm" svg:height="12.147cm" xlink:href=".." xlink:type="simple" chart:class="chart:scatter" chart:style-name="ch1">
        <chart:title svg:x="7.483cm" svg:y="0.378cm" chart:style-name="ch2">
          <text:p>NST - Terracotta - Cluster</text:p>
        </chart:title>
        <chart:legend chart:legend-position="end" svg:x="13.576cm" svg:y="5.326cm" style:legend-expansion="high" chart:style-name="ch3"/>
        <chart:plot-area chart:style-name="ch4" table:cell-range-address="'resultados - terracotta'.N44:'resultados - terracotta'.N50 'resultados - terracotta'.P43:'resultados - terracotta'.Q50" chart:data-source-has-labels="row" svg:x="1.417cm" svg:y="1.883cm" svg:width="11.347cm" svg:height="9.041cm">
          <chartooo:coordinate-region svg:x="2.991cm" svg:y="2.082cm" svg:width="9.401cm" svg:height="8.195cm"/>
          <chart:axis chart:dimension="x" chart:name="primary-x" chart:style-name="ch5">
            <chart:title svg:x="5.458cm" svg:y="11.166cm" chart:style-name="ch6">
              <text:p>Cantidad de Usuarios</text:p>
            </chart:title>
          </chart:axis>
          <chart:axis chart:dimension="y" chart:name="primary-y" chart:style-name="ch7">
            <chart:title svg:x="0.451cm" svg:y="8.392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051cm" svg:height="12.019cm" xlink:href=".." xlink:type="simple" chart:class="chart:scatter" chart:style-name="ch1">
        <chart:title svg:x="7.508cm" svg:y="0.376cm" chart:style-name="ch2">
          <text:p>ST - Terracotta - Cluster</text:p>
        </chart:title>
        <chart:legend chart:legend-position="end" svg:x="13.865cm" svg:y="5.262cm" style:legend-expansion="high" chart:style-name="ch3"/>
        <chart:plot-area chart:style-name="ch4" table:cell-range-address="'resultados - terracotta'.N30:'resultados - terracotta'.N38 'resultados - terracotta'.P29:'resultados - terracotta'.Q38" chart:data-source-has-labels="row" svg:x="1.412cm" svg:y="1.875cm" svg:width="11.651cm" svg:height="8.923cm">
          <chartooo:coordinate-region svg:x="2.695cm" svg:y="2.074cm" svg:width="9.996cm" svg:height="8.077cm"/>
          <chart:axis chart:dimension="x" chart:name="primary-x" chart:style-name="ch5">
            <chart:title svg:x="5.605cm" svg:y="11.038cm" chart:style-name="ch6">
              <text:p>Cantidad de Usuarios</text:p>
            </chart:title>
          </chart:axis>
          <chart:axis chart:dimension="y" chart:name="primary-y" chart:style-name="ch7">
            <chart:title svg:x="0.451cm" svg:y="8.325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96cm" svg:height="10.682cm" xlink:href=".." xlink:type="simple" chart:class="chart:scatter" chart:style-name="ch1">
        <chart:title svg:x="7.298cm" svg:y="0.349cm" chart:style-name="ch2">
          <text:p>STT - Terracotta - Cluster</text:p>
        </chart:title>
        <chart:legend chart:legend-position="end" svg:x="15.88cm" svg:y="5.042cm" style:legend-expansion="high" chart:style-name="ch3"/>
        <chart:plot-area chart:style-name="ch4" table:cell-range-address="'resultados - terracotta'.T5:'resultados - terracotta'.U9 'resultados - terracotta'.U4:'resultados - terracotta'.U4" chart:data-source-has-labels="row" svg:x="1.408cm" svg:y="1.767cm" svg:width="13.678cm" svg:height="7.721cm">
          <chartooo:coordinate-region svg:x="2.691cm" svg:y="1.966cm" svg:width="12.023cm" svg:height="6.875cm"/>
          <chart:axis chart:dimension="x" chart:name="primary-x" chart:style-name="ch5">
            <chart:title svg:x="6.615cm" svg:y="9.701cm" chart:style-name="ch6">
              <text:p>Cantidad de Usuarios</text:p>
            </chart:title>
          </chart:axis>
          <chart:axis chart:dimension="y" chart:name="primary-y" chart:style-name="ch7">
            <chart:title svg:x="0.451cm" svg:y="6.981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295cm" svg:height="14.086cm" xlink:href=".." xlink:type="simple" chart:class="chart:scatter" chart:style-name="ch1">
        <chart:title svg:x="13.026cm" svg:y="0.417cm" chart:style-name="ch2">
          <text:p>ST - JBoss - Cluster</text:p>
        </chart:title>
        <chart:legend chart:legend-position="end" svg:x="21.966cm" svg:y="6.246cm" style:legend-expansion="high" chart:style-name="ch3"/>
        <chart:plot-area chart:style-name="ch4" table:cell-range-address="'resultados - jboss'.N33:'resultados - jboss'.Q40 'resultados - jboss'.O32:'resultados - jboss'.Q32" chart:data-source-has-labels="row" svg:x="1.055cm" svg:y="2.039cm" svg:width="19.701cm" svg:height="10.785cm">
          <chartooo:coordinate-region svg:x="2.338cm" svg:y="2.238cm" svg:width="18.046cm" svg:height="9.939cm"/>
          <chart:axis chart:dimension="x" chart:name="primary-x" chart:style-name="ch5">
            <chart:title svg:x="9.273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43cm" svg:height="11.37cm" xlink:href=".." xlink:type="simple" chart:class="chart:scatter" chart:style-name="ch1">
        <chart:title svg:x="7.38cm" svg:y="0.363cm" chart:style-name="ch2">
          <text:p>LT - Terracotta - Cluster</text:p>
        </chart:title>
        <chart:legend chart:legend-position="end" svg:x="15.727cm" svg:y="5.386cm" style:legend-expansion="high" chart:style-name="ch3"/>
        <chart:plot-area chart:style-name="ch4" table:cell-range-address="'resultados - terracotta'.T15:'resultados - terracotta'.U24 'resultados - terracotta'.U14:'resultados - terracotta'.U14" chart:data-source-has-labels="row" svg:x="1.405cm" svg:y="1.823cm" svg:width="13.534cm" svg:height="8.339cm">
          <chartooo:coordinate-region svg:x="2.688cm" svg:y="2.022cm" svg:width="11.879cm" svg:height="7.493cm"/>
          <chart:axis chart:dimension="x" chart:name="primary-x" chart:style-name="ch5">
            <chart:title svg:x="6.54cm" svg:y="10.389cm" chart:style-name="ch6">
              <text:p>Cantidad de Usuarios</text:p>
            </chart:title>
          </chart:axis>
          <chart:axis chart:dimension="y" chart:name="primary-y" chart:style-name="ch7">
            <chart:title svg:x="0.451cm" svg:y="7.346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377cm" svg:height="11.167cm" xlink:href=".." xlink:type="simple" chart:class="chart:scatter" chart:style-name="ch1">
        <chart:title svg:x="7.012cm" svg:y="0.359cm" chart:style-name="ch2">
          <text:p>NST - Terracotta - Cluster</text:p>
        </chart:title>
        <chart:legend chart:legend-position="end" svg:x="15.361cm" svg:y="5.284cm" style:legend-expansion="high" chart:style-name="ch3"/>
        <chart:plot-area chart:style-name="ch4" table:cell-range-address="'resultados - terracotta'.N44:'resultados - terracotta'.O50 'resultados - terracotta'.O43:'resultados - terracotta'.O43" chart:data-source-has-labels="row" svg:x="1.398cm" svg:y="1.807cm" svg:width="13.189cm" svg:height="8.156cm">
          <chartooo:coordinate-region svg:x="2.681cm" svg:y="2.006cm" svg:width="11.534cm" svg:height="7.31cm"/>
          <chart:axis chart:dimension="x" chart:name="primary-x" chart:style-name="ch5">
            <chart:title svg:x="6.36cm" svg:y="10.186cm" chart:style-name="ch6">
              <text:p>Cantidad de Usuarios</text:p>
            </chart:title>
          </chart:axis>
          <chart:axis chart:dimension="y" chart:name="primary-y" chart:style-name="ch7">
            <chart:title svg:x="0.451cm" svg:y="7.239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88cm" svg:height="12.04cm" xlink:href=".." xlink:type="simple" chart:class="chart:scatter" chart:style-name="ch1">
        <chart:title svg:x="7.377cm" svg:y="0.376cm" chart:style-name="ch2">
          <text:p>ST - Terracotta - Cluster</text:p>
        </chart:title>
        <chart:legend chart:legend-position="end" svg:x="15.772cm" svg:y="5.721cm" style:legend-expansion="high" chart:style-name="ch3"/>
        <chart:plot-area chart:style-name="ch4" table:cell-range-address="'resultados - terracotta'.N30:'resultados - terracotta'.O38 'resultados - terracotta'.O29:'resultados - terracotta'.O29" chart:data-source-has-labels="row" svg:x="1.406cm" svg:y="1.875cm" svg:width="13.576cm" svg:height="8.944cm">
          <chartooo:coordinate-region svg:x="2.689cm" svg:y="2.074cm" svg:width="11.922cm" svg:height="8.098cm"/>
          <chart:axis chart:dimension="x" chart:name="primary-x" chart:style-name="ch5">
            <chart:title svg:x="6.562cm" svg:y="11.059cm" chart:style-name="ch6">
              <text:p>Cantidad de Usuarios</text:p>
            </chart:title>
          </chart:axis>
          <chart:axis chart:dimension="y" chart:name="primary-y" chart:style-name="ch7">
            <chart:title svg:x="0.451cm" svg:y="7.701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411cm" svg:height="11.593cm" xlink:href=".." xlink:type="simple" chart:class="chart:line" chart:style-name="ch1">
        <chart:title svg:x="8.449cm" svg:y="0.367cm" chart:style-name="ch2">
          <text:p>Comparativa Rendimientos</text:p>
        </chart:title>
        <chart:legend chart:legend-position="end" svg:x="16.728cm" svg:y="5.248cm" style:legend-expansion="high" chart:style-name="ch3"/>
        <chart:plot-area chart:style-name="ch4" table:cell-range-address="comparativas.A2:comparativas.C11 comparativas.B1:comparativas.C1" chart:data-source-has-labels="both" svg:x="1.459cm" svg:y="1.839cm" svg:width="14.373cm" svg:height="8.542cm">
          <chartooo:coordinate-region svg:x="2.742cm" svg:y="2.039cm" svg:width="12.718cm" svg:height="7.695cm"/>
          <chart:axis chart:dimension="x" chart:name="primary-x" chart:style-name="ch5" chartooo:axis-type="auto">
            <chartooo:date-scale/>
            <chart:title svg:x="7.013cm" svg:y="10.612cm" chart:style-name="ch6">
              <text:p>Cantidad de Usuarios</text:p>
            </chart:title>
            <chart:categories table:cell-range-address="comparativas.A2:comparativas.A11"/>
          </chart:axis>
          <chart:axis chart:dimension="y" chart:name="primary-y" chart:style-name="ch7">
            <chart:title svg:x="0.451cm" svg:y="7.464cm" chart:style-name="ch8">
              <text:p>Pedidos/Segundo</text:p>
            </chart:title>
            <chart:grid chart:style-name="ch9" chart:class="major"/>
          </chart:axis>
          <chart:series chart:style-name="ch10" chart:values-cell-range-address="comparativas.B2:comparativas.B11" chart:label-cell-address="comparativas.B1:comparativas.B1" chart:class="chart:line">
            <chart:data-point chart:repeated="10"/>
          </chart:series>
          <chart:series chart:style-name="ch11" chart:values-cell-range-address="comparativas.C2:comparativas.C11" chart:label-cell-address="comparativas.C1:comparativas.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ndimiento total JBoss</text:p>
                <draw:g>
                  <svg:desc>comparativas.B1:comparativas.B1</svg:desc>
                </draw:g>
              </table:table-cell>
              <table:table-cell office:value-type="string">
                <text:p>Rendimiento total Terracotta</text:p>
                <draw:g>
                  <svg:desc>comparativas.C1:comparativas.C1</svg:desc>
                </draw:g>
              </table:table-cell>
            </table:table-row>
          </table:table-header-rows>
          <table:table-rows>
            <table:table-row>
              <table:table-cell office:value-type="float" office:value="900">
                <text:p>900</text:p>
                <draw:g>
                  <svg:desc>comparativas.A2:comparativas.A11</svg:desc>
                </draw:g>
              </table:table-cell>
              <table:table-cell office:value-type="float" office:value="114.882771393489">
                <text:p>114.882771393489</text:p>
                <draw:g>
                  <svg:desc>comparativas.B2:comparativas.B11</svg:desc>
                </draw:g>
              </table:table-cell>
              <table:table-cell office:value-type="float" office:value="116.139451678205">
                <text:p>116.139451678205</text:p>
                <draw:g>
                  <svg:desc>comparativas.C2:comparativas.C11</svg:desc>
                </draw:g>
              </table:table-cell>
            </table:table-row>
            <table:table-row>
              <table:table-cell office:value-type="float" office:value="2000">
                <text:p>2000</text:p>
              </table:table-cell>
              <table:table-cell office:value-type="float" office:value="256.820175648127">
                <text:p>256.820175648127</text:p>
              </table:table-cell>
              <table:table-cell office:value-type="float" office:value="245.139590095616">
                <text:p>245.139590095616</text:p>
              </table:table-cell>
            </table:table-row>
            <table:table-row>
              <table:table-cell office:value-type="float" office:value="2600">
                <text:p>2600</text:p>
              </table:table-cell>
              <table:table-cell office:value-type="float" office:value="321.408064282349">
                <text:p>321.408064282349</text:p>
              </table:table-cell>
              <table:table-cell office:value-type="float" office:value="328.256222262653">
                <text:p>328.256222262653</text:p>
              </table:table-cell>
            </table:table-row>
            <table:table-row>
              <table:table-cell office:value-type="float" office:value="2900">
                <text:p>2900</text:p>
              </table:table-cell>
              <table:table-cell office:value-type="float" office:value="363.998587536302">
                <text:p>363.998587536302</text:p>
              </table:table-cell>
              <table:table-cell office:value-type="float" office:value="367.433610341067">
                <text:p>367.433610341067</text:p>
              </table:table-cell>
            </table:table-row>
            <table:table-row>
              <table:table-cell office:value-type="float" office:value="3000">
                <text:p>3000</text:p>
              </table:table-cell>
              <table:table-cell office:value-type="float" office:value="377.907756563821">
                <text:p>377.907756563821</text:p>
              </table:table-cell>
              <table:table-cell office:value-type="float" office:value="377.576510069502">
                <text:p>377.576510069502</text:p>
              </table:table-cell>
            </table:table-row>
            <table:table-row>
              <table:table-cell office:value-type="float" office:value="3600">
                <text:p>3600</text:p>
              </table:table-cell>
              <table:table-cell office:value-type="float" office:value="454.703083779169">
                <text:p>454.703083779169</text:p>
              </table:table-cell>
              <table:table-cell office:value-type="float" office:value="431.323921573207">
                <text:p>431.323921573207</text:p>
              </table:table-cell>
            </table:table-row>
            <table:table-row>
              <table:table-cell office:value-type="float" office:value="3800">
                <text:p>3800</text:p>
              </table:table-cell>
              <table:table-cell office:value-type="float" office:value="506.016629773172">
                <text:p>506.016629773172</text:p>
              </table:table-cell>
              <table:table-cell office:value-type="float" office:value="481.334682920739">
                <text:p>481.334682920739</text:p>
              </table:table-cell>
            </table:table-row>
            <table:table-row>
              <table:table-cell office:value-type="float" office:value="4400">
                <text:p>4400</text:p>
              </table:table-cell>
              <table:table-cell office:value-type="float" office:value="543.976359322441">
                <text:p>543.976359322441</text:p>
              </table:table-cell>
              <table:table-cell office:value-type="float" office:value="552.010044613471">
                <text:p>552.010044613471</text:p>
              </table:table-cell>
            </table:table-row>
            <table:table-row>
              <table:table-cell office:value-type="float" office:value="4800">
                <text:p>4800</text:p>
              </table:table-cell>
              <table:table-cell office:value-type="float" office:value="602.430514523417">
                <text:p>602.430514523417</text:p>
              </table:table-cell>
              <table:table-cell office:value-type="float" office:value="592.64926282317">
                <text:p>592.64926282317</text:p>
              </table:table-cell>
            </table:table-row>
            <table:table-row>
              <table:table-cell office:value-type="float" office:value="5100">
                <text:p>5100</text:p>
              </table:table-cell>
              <table:table-cell office:value-type="float" office:value="611.43">
                <text:p>611.43</text:p>
              </table:table-cell>
              <table:table-cell office:value-type="float" office:value="598.796309555378">
                <text:p>598.7963095553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2.567cm" svg:height="11.751cm" xlink:href=".." xlink:type="simple" chart:class="chart:line" chart:style-name="ch1">
        <chart:title svg:x="7.601cm" svg:y="0.371cm" chart:style-name="ch2">
          <text:p>Comparativa Tiempos de Respuesta</text:p>
        </chart:title>
        <chart:legend chart:legend-position="end" svg:x="15.058cm" svg:y="4.58cm" style:legend-expansion="high" chart:style-name="ch3"/>
        <chart:plot-area chart:style-name="ch4" table:cell-range-address="comparativas.A26:comparativas.F36" chart:data-source-has-labels="both" svg:x="1.462cm" svg:y="1.855cm" svg:width="12.694cm" svg:height="8.68cm">
          <chartooo:coordinate-region svg:x="2.269cm" svg:y="2.055cm" svg:width="11.515cm" svg:height="7.833cm"/>
          <chart:axis chart:dimension="x" chart:name="primary-x" chart:style-name="ch5" chartooo:axis-type="auto">
            <chartooo:date-scale/>
            <chart:title svg:x="6.204cm" svg:y="10.77cm" chart:style-name="ch6">
              <text:p>Cantidad de usuarios</text:p>
            </chart:title>
            <chart:categories table:cell-range-address="comparativas.A27:comparativas.A36"/>
          </chart:axis>
          <chart:axis chart:dimension="y" chart:name="primary-y" chart:style-name="ch7">
            <chart:title svg:x="0.451cm" svg:y="8.104cm" chart:style-name="ch8">
              <text:p>Tiempo de respuesta [ms]</text:p>
            </chart:title>
            <chart:grid chart:style-name="ch9" chart:class="major"/>
          </chart:axis>
          <chart:series chart:style-name="ch10" chart:values-cell-range-address="comparativas.B27:comparativas.B36" chart:label-cell-address="comparativas.B26:comparativas.B26" chart:class="chart:line">
            <chart:data-point chart:repeated="10"/>
          </chart:series>
          <chart:series chart:style-name="ch11" chart:values-cell-range-address="comparativas.C27:comparativas.C36" chart:label-cell-address="comparativas.C26:comparativas.C26" chart:class="chart:line">
            <chart:data-point chart:repeated="10"/>
          </chart:series>
          <chart:series chart:style-name="ch12" chart:values-cell-range-address="comparativas.D27:comparativas.D36" chart:label-cell-address="comparativas.D26:comparativas.D26" chart:class="chart:line">
            <chart:data-point chart:repeated="10"/>
          </chart:series>
          <chart:series chart:style-name="ch13" chart:values-cell-range-address="comparativas.E27:comparativas.E36" chart:label-cell-address="comparativas.E26:comparativas.E26" chart:class="chart:line">
            <chart:data-point chart:repeated="10"/>
          </chart:series>
          <chart:series chart:style-name="ch14" chart:values-cell-range-address="comparativas.F27:comparativas.F36" chart:label-cell-address="comparativas.F26:comparativas.F26"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edia total JBoss</text:p>
                <draw:g>
                  <svg:desc>comparativas.B26:comparativas.B26</svg:desc>
                </draw:g>
              </table:table-cell>
              <table:table-cell office:value-type="string">
                <text:p>Desviación estándar total Jboss</text:p>
                <draw:g>
                  <svg:desc>comparativas.C26:comparativas.C26</svg:desc>
                </draw:g>
              </table:table-cell>
              <table:table-cell office:value-type="string">
                <text:p>Media total Terracotta</text:p>
                <draw:g>
                  <svg:desc>comparativas.D26:comparativas.D26</svg:desc>
                </draw:g>
              </table:table-cell>
              <table:table-cell office:value-type="string">
                <text:p>Desviación estándar total Terracotta</text:p>
                <draw:g>
                  <svg:desc>comparativas.E26:comparativas.E26</svg:desc>
                </draw:g>
              </table:table-cell>
              <table:table-cell office:value-type="string">
                <text:p>Tiempo standard esperado de respuesta</text:p>
                <draw:g>
                  <svg:desc>comparativas.F26:comparativas.F26</svg:desc>
                </draw:g>
              </table:table-cell>
            </table:table-row>
          </table:table-header-rows>
          <table:table-rows>
            <table:table-row>
              <table:table-cell office:value-type="float" office:value="900">
                <text:p>900</text:p>
                <draw:g>
                  <svg:desc>comparativas.A27:comparativas.A36</svg:desc>
                </draw:g>
              </table:table-cell>
              <table:table-cell office:value-type="float" office:value="13.25">
                <text:p>13.25</text:p>
                <draw:g>
                  <svg:desc>comparativas.B27:comparativas.B36</svg:desc>
                </draw:g>
              </table:table-cell>
              <table:table-cell office:value-type="float" office:value="5.50749133417037">
                <text:p>5.50749133417037</text:p>
                <draw:g>
                  <svg:desc>comparativas.C27:comparativas.C36</svg:desc>
                </draw:g>
              </table:table-cell>
              <table:table-cell office:value-type="float" office:value="10.1458333333333">
                <text:p>10.1458333333333</text:p>
                <draw:g>
                  <svg:desc>comparativas.D27:comparativas.D36</svg:desc>
                </draw:g>
              </table:table-cell>
              <table:table-cell office:value-type="float" office:value="14.2702959746184">
                <text:p>14.2702959746184</text:p>
                <draw:g>
                  <svg:desc>comparativas.E27:comparativas.E36</svg:desc>
                </draw:g>
              </table:table-cell>
              <table:table-cell office:value-type="float" office:value="1000">
                <text:p>1000</text:p>
                <draw:g>
                  <svg:desc>comparativas.F27:comparativas.F36</svg:desc>
                </draw:g>
              </table:table-cell>
            </table:table-row>
            <table:table-row>
              <table:table-cell office:value-type="float" office:value="2000">
                <text:p>2000</text:p>
              </table:table-cell>
              <table:table-cell office:value-type="float" office:value="20.2291666666667">
                <text:p>20.2291666666667</text:p>
              </table:table-cell>
              <table:table-cell office:value-type="float" office:value="16.4753941341012">
                <text:p>16.4753941341012</text:p>
              </table:table-cell>
              <table:table-cell office:value-type="float" office:value="13.3333333333333">
                <text:p>13.3333333333333</text:p>
              </table:table-cell>
              <table:table-cell office:value-type="float" office:value="19.2304356536404">
                <text:p>19.2304356536404</text:p>
              </table:table-cell>
              <table:table-cell office:value-type="float" office:value="1000">
                <text:p>1000</text:p>
              </table:table-cell>
            </table:table-row>
            <table:table-row>
              <table:table-cell office:value-type="float" office:value="2600">
                <text:p>2600</text:p>
              </table:table-cell>
              <table:table-cell office:value-type="float" office:value="24.6041666666667">
                <text:p>24.6041666666667</text:p>
              </table:table-cell>
              <table:table-cell office:value-type="float" office:value="23.9381871154602">
                <text:p>23.9381871154602</text:p>
              </table:table-cell>
              <table:table-cell office:value-type="float" office:value="11.7916666666667">
                <text:p>11.7916666666667</text:p>
              </table:table-cell>
              <table:table-cell office:value-type="float" office:value="7.43166150463962">
                <text:p>7.43166150463962</text:p>
              </table:table-cell>
              <table:table-cell office:value-type="float" office:value="1000">
                <text:p>1000</text:p>
              </table:table-cell>
            </table:table-row>
            <table:table-row>
              <table:table-cell office:value-type="float" office:value="2900">
                <text:p>2900</text:p>
              </table:table-cell>
              <table:table-cell office:value-type="float" office:value="28.9791666666667">
                <text:p>28.9791666666667</text:p>
              </table:table-cell>
              <table:table-cell office:value-type="float" office:value="26.017185165854">
                <text:p>26.017185165854</text:p>
              </table:table-cell>
              <table:table-cell office:value-type="float" office:value="14">
                <text:p>14</text:p>
              </table:table-cell>
              <table:table-cell office:value-type="float" office:value="10.5075569397825">
                <text:p>10.5075569397825</text:p>
              </table:table-cell>
              <table:table-cell office:value-type="float" office:value="1000">
                <text:p>1000</text:p>
              </table:table-cell>
            </table:table-row>
            <table:table-row>
              <table:table-cell office:value-type="float" office:value="3000">
                <text:p>3000</text:p>
              </table:table-cell>
              <table:table-cell office:value-type="float" office:value="28.1041666666667">
                <text:p>28.1041666666667</text:p>
              </table:table-cell>
              <table:table-cell office:value-type="float" office:value="29.1470036602699">
                <text:p>29.1470036602699</text:p>
              </table:table-cell>
              <table:table-cell office:value-type="float" office:value="13.4791666666667">
                <text:p>13.4791666666667</text:p>
              </table:table-cell>
              <table:table-cell office:value-type="float" office:value="9.49411836911283">
                <text:p>9.49411836911283</text:p>
              </table:table-cell>
              <table:table-cell office:value-type="float" office:value="1000">
                <text:p>1000</text:p>
              </table:table-cell>
            </table:table-row>
            <table:table-row>
              <table:table-cell office:value-type="float" office:value="3600">
                <text:p>3600</text:p>
              </table:table-cell>
              <table:table-cell office:value-type="float" office:value="53.4166666666667">
                <text:p>53.4166666666667</text:p>
              </table:table-cell>
              <table:table-cell office:value-type="float" office:value="62.1581084137219">
                <text:p>62.1581084137219</text:p>
              </table:table-cell>
              <table:table-cell office:value-type="float" office:value="21.4583333333333">
                <text:p>21.4583333333333</text:p>
              </table:table-cell>
              <table:table-cell office:value-type="float" office:value="25.8313480717312">
                <text:p>25.8313480717312</text:p>
              </table:table-cell>
              <table:table-cell office:value-type="float" office:value="1000">
                <text:p>1000</text:p>
              </table:table-cell>
            </table:table-row>
            <table:table-row>
              <table:table-cell office:value-type="float" office:value="3800">
                <text:p>3800</text:p>
              </table:table-cell>
              <table:table-cell office:value-type="float" office:value="75.7083333333333">
                <text:p>75.7083333333333</text:p>
              </table:table-cell>
              <table:table-cell office:value-type="float" office:value="83.4155567416248">
                <text:p>83.4155567416248</text:p>
              </table:table-cell>
              <table:table-cell office:value-type="float" office:value="19.375">
                <text:p>19.375</text:p>
              </table:table-cell>
              <table:table-cell office:value-type="float" office:value="19.7385353448837">
                <text:p>19.7385353448837</text:p>
              </table:table-cell>
              <table:table-cell office:value-type="float" office:value="1000">
                <text:p>1000</text:p>
              </table:table-cell>
            </table:table-row>
            <table:table-row>
              <table:table-cell office:value-type="float" office:value="4400">
                <text:p>4400</text:p>
              </table:table-cell>
              <table:table-cell office:value-type="float" office:value="104.083333333333">
                <text:p>104.083333333333</text:p>
              </table:table-cell>
              <table:table-cell office:value-type="float" office:value="133.084679210535">
                <text:p>133.084679210535</text:p>
              </table:table-cell>
              <table:table-cell office:value-type="float" office:value="28.9583333333333">
                <text:p>28.9583333333333</text:p>
              </table:table-cell>
              <table:table-cell office:value-type="float" office:value="35.9452042842703">
                <text:p>35.9452042842703</text:p>
              </table:table-cell>
              <table:table-cell office:value-type="float" office:value="1000">
                <text:p>1000</text:p>
              </table:table-cell>
            </table:table-row>
            <table:table-row>
              <table:table-cell office:value-type="float" office:value="4800">
                <text:p>4800</text:p>
              </table:table-cell>
              <table:table-cell office:value-type="float" office:value="183.708333333333">
                <text:p>183.708333333333</text:p>
              </table:table-cell>
              <table:table-cell office:value-type="float" office:value="207.597281883045">
                <text:p>207.597281883045</text:p>
              </table:table-cell>
              <table:table-cell office:value-type="float" office:value="51.7708333333333">
                <text:p>51.7708333333333</text:p>
              </table:table-cell>
              <table:table-cell office:value-type="float" office:value="84.4550536949835">
                <text:p>84.4550536949835</text:p>
              </table:table-cell>
              <table:table-cell office:value-type="float" office:value="1000">
                <text:p>1000</text:p>
              </table:table-cell>
            </table:table-row>
            <table:table-row>
              <table:table-cell office:value-type="float" office:value="5100">
                <text:p>5100</text:p>
              </table:table-cell>
              <table:table-cell office:value-type="float" office:value="248.308333333333">
                <text:p>248.308333333333</text:p>
              </table:table-cell>
              <table:table-cell office:value-type="float" office:value="352.294833333333">
                <text:p>352.294833333333</text:p>
              </table:table-cell>
              <table:table-cell office:value-type="float" office:value="178.4375">
                <text:p>178.4375</text:p>
              </table:table-cell>
              <table:table-cell office:value-type="float" office:value="1368.85278606452">
                <text:p>1368.85278606452</text:p>
              </table:table-cell>
              <table:table-cell office:value-type="float" office:value="1000">
                <text:p>10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57cm" svg:height="12.325cm" xlink:href=".." xlink:type="simple" chart:class="chart:scatter" chart:style-name="ch1">
        <chart:title svg:x="13.049cm" svg:y="0.382cm" chart:style-name="ch2">
          <text:p>NST - JBoss - Cluster</text:p>
        </chart:title>
        <chart:legend chart:legend-position="end" svg:x="22.222cm" svg:y="5.365cm" style:legend-expansion="high" chart:style-name="ch3"/>
        <chart:plot-area chart:style-name="ch4" table:cell-range-address="'resultados - jboss'.N45:'resultados - jboss'.Q51 'resultados - jboss'.O44:'resultados - jboss'.Q44" chart:data-source-has-labels="row" svg:x="1.063cm" svg:y="1.899cm" svg:width="19.933cm" svg:height="9.199cm">
          <chartooo:coordinate-region svg:x="2.346cm" svg:y="2.098cm" svg:width="18.278cm" svg:height="8.353cm"/>
          <chart:axis chart:dimension="x" chart:name="primary-x" chart:style-name="ch5">
            <chart:title svg:x="9.397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